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nalysing eccentricity in gravitational wave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Guided by </text:p>
            <text:p><text:s/>Dr.Tony Jacob</text:p>
            <text:p>Dr.Syed Naqvi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 this project ,we are trying to analyse eccentricity in Gravitatioanal waves in theoretical and analytical methods and then to simulate corresponding variation using python and PYCBC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pter 1<text:line-break/>Theoretical found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 this we deal with the basic ideas of gravitational waves from Newton to Einstein . <text:s/>Later proceeding to the evolution of special and general <text:s/>theory of relativity .</text:p>
              </text:list-item>
              <text:list-item>
                <text:p><text:s/>Gravitational force produces ripples in the space time which leads to its curvature 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rom theory to detection</text:p>
          </draw:text-box>
        </draw:frame>
        <draw:frame presentation:style-name="pr4" draw:layer="layout" svg:width="25.199cm" svg:height="12.179cm" svg:x="1.401cm" svg:y="4.914cm" presentation:class="outline" presentation:user-transformed="true">
          <draw:text-box>
            <text:list text:style-name="L3">
              <text:list-item>
                <text:p>Here we deal with the physics of how mass energy distribution creates ripples in spacetime.</text:p>
              </text:list-item>
              <text:list-item>
                <text:p>Formation of Gravitational waves from different sources .</text:p>
                <text:p>1. From compact binaries </text:p>
                <text:p>2. From super nova explosion </text:p>
                <text:p>3. Cosmological processes</text:p>
              </text:list-item>
              <text:list-item>
                <text:p>Detection of gravitational waves </text:p>
                <text:p>The first detection was done by ligo and virgo collaboration in 2015.</text:p>
              </text:list-item>
              <text:list-item>
                <text:p>It lead to the study a new branch of Astrophysics </text:p>
              </text:list-item>
              <text:list-item>
                <text:p>At present, progession of gravitational field particle Graviton is going 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lysing Eccentricity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2-22T14:50:33.104197256</meta:creation-date>
    <dc:date>2024-02-22T15:25:38.863666878</dc:date>
    <meta:editing-duration>PT8M14S</meta:editing-duration>
    <meta:editing-cycles>2</meta:editing-cycles>
    <meta:generator>LibreOffice/5.1.6.2$Linux_X86_64 LibreOffice_project/10m0$Build-2</meta:generator>
    <meta:document-statistic meta:object-count="41"/>
  </office:meta>
</office:document-meta>
</file>